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a79e" officeooo:paragraph-rsid="000aa79e"/>
    </style:style>
    <style:style style:name="P2" style:family="paragraph" style:parent-style-name="Standard">
      <style:text-properties fo:color="#ff3333" officeooo:rsid="000aa79e" officeooo:paragraph-rsid="000aa79e"/>
    </style:style>
    <style:style style:name="P3" style:family="paragraph" style:parent-style-name="Standard">
      <style:text-properties fo:color="#000000" officeooo:rsid="000aa79e" officeooo:paragraph-rsid="000aa79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SSM:</text:p>
      <text:p text:style-name="P2">FULL DATASET</text:p>
      <text:p text:style-name="P1"/>
      <text:p text:style-name="P1">Model Training Program <text:span text:style-name="T2">(with evolutionary information</text:span>) is running...</text:p>
      <text:p text:style-name="P1">Slid window: <text:s/>35</text:p>
      <text:p text:style-name="P1">C value: <text:s/>1</text:p>
      <text:p text:style-name="P1">Results for sliding window: 35</text:p>
      <text:p text:style-name="P1">Confusion matrix, without normalization</text:p>
      <text:p text:style-name="P1">[[15412 <text:s/>1092]</text:p>
      <text:p text:style-name="P1"><text:s/>[ 1561 <text:s/>4100]]</text:p>
      <text:p text:style-name="P1">Normalized confusion matrix</text:p>
      <text:p text:style-name="P1">[[ 0.93383422 <text:s/>0.06616578]</text:p>
      <text:p text:style-name="P1"><text:s/>[ 0.27574633 <text:s/>0.72425367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91 <text:s text:c="5"/>0.93 <text:s text:c="5"/>0.92 <text:s text:c="4"/>16504</text:p>
      <text:p text:style-name="P1">Class 1 == beta barrel <text:s text:c="6"/>0.79 <text:s text:c="5"/>0.72 <text:s text:c="5"/>0.76 <text:s text:c="5"/>5661</text:p>
      <text:p text:style-name="P1"/>
      <text:p text:style-name="P1"><text:s text:c="11"/>avg / total <text:s text:c="6"/>0.88 <text:s text:c="5"/>0.88 <text:s text:c="5"/>0.88 <text:s text:c="4"/>22165</text:p>
      <text:p text:style-name="P1"/>
      <text:p text:style-name="P1">[ 0.87235002 <text:s/>0.89375141 <text:s/>0.88314911 <text:s/>0.87096774 <text:s/>0.88131769]</text:p>
      <text:p text:style-name="P1">The accuracy for a sliding window of 35: 0.8803 (+/- 0.0165)</text:p>
      <text:p text:style-name="P1"/>
      <text:p text:style-name="P1">Total Running Time: 0:10:25.163673</text:p>
      <text:p text:style-name="P1">Training done! Bye!</text:p>
      <text:p text:style-name="P1">Slid window: <text:s/>35</text:p>
      <text:p text:style-name="P1">C value: <text:s/>0.8</text:p>
      <text:p text:style-name="P1">Results for sliding window: 35</text:p>
      <text:p text:style-name="P1">Confusion matrix, without normalization</text:p>
      <text:p text:style-name="P1">[[15431 <text:s/>1073]</text:p>
      <text:p text:style-name="P1"><text:s/>[ 1573 <text:s/>4088]]</text:p>
      <text:p text:style-name="P1">Normalized confusion matrix</text:p>
      <text:p text:style-name="P1">[[ 0.93498546 <text:s/>0.06501454]</text:p>
      <text:p text:style-name="P1"><text:s/>[ 0.2778661 <text:s text:c="2"/>0.7221339 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91 <text:s text:c="5"/>0.93 <text:s text:c="5"/>0.92 <text:s text:c="4"/>16504</text:p>
      <text:p text:style-name="P1">Class 1 == beta barrel <text:s text:c="6"/>0.79 <text:s text:c="5"/>0.72 <text:s text:c="5"/>0.76 <text:s text:c="5"/>5661</text:p>
      <text:p text:style-name="P1"/>
      <text:p text:style-name="P1"><text:s text:c="11"/>avg / total <text:s text:c="6"/>0.88 <text:s text:c="5"/>0.88 <text:s text:c="5"/>0.88 <text:s text:c="4"/>22165</text:p>
      <text:p text:style-name="P1"/>
      <text:p text:style-name="P1">[ 0.87437979 <text:s/>0.89375141 <text:s/>0.88337469 <text:s/>0.87074216 <text:s/>0.88086643]</text:p>
      <text:p text:style-name="P1">The accuracy for a sliding window of 35: 0.8806 (+/- 0.0159)</text:p>
      <text:p text:style-name="P1"/>
      <text:p text:style-name="P1">Slid window: <text:s/>35</text:p>
      <text:p text:style-name="P1">C value: <text:s/>0.6</text:p>
      <text:p text:style-name="P1">Results for sliding window: 35</text:p>
      <text:p text:style-name="P1">Confusion matrix, without normalization</text:p>
      <text:p text:style-name="P1">[[15419 <text:s/>1085]</text:p>
      <text:p text:style-name="P1"><text:soft-page-break/><text:s/>[ 1561 <text:s/>4100]]</text:p>
      <text:p text:style-name="P1">Normalized confusion matrix</text:p>
      <text:p text:style-name="P1">[[ 0.93425836 <text:s/>0.06574164]</text:p>
      <text:p text:style-name="P1"><text:s/>[ 0.27574633 <text:s/>0.72425367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91 <text:s text:c="5"/>0.93 <text:s text:c="5"/>0.92 <text:s text:c="4"/>16504</text:p>
      <text:p text:style-name="P1">Class 1 == beta barrel <text:s text:c="6"/>0.79 <text:s text:c="5"/>0.72 <text:s text:c="5"/>0.76 <text:s text:c="5"/>5661</text:p>
      <text:p text:style-name="P1"/>
      <text:p text:style-name="P1"><text:s text:c="11"/>avg / total <text:s text:c="6"/>0.88 <text:s text:c="5"/>0.88 <text:s text:c="5"/>0.88 <text:s text:c="4"/>22165</text:p>
      <text:p text:style-name="P1"/>
      <text:p text:style-name="P1">[ 0.87392873 <text:s/>0.89487931 <text:s/>0.8820212 <text:s text:c="2"/>0.870291 <text:s text:c="3"/>0.88199458]</text:p>
      <text:p text:style-name="P1">The accuracy for a sliding window of 35: 0.8806 (+/- 0.0169)</text:p>
      <text:p text:style-name="P1"/>
      <text:p text:style-name="P1"/>
      <text:p text:style-name="P2">FULL DATASET, NO PSSM</text:p>
      <text:p text:style-name="P2">Model Training Program is running...</text:p>
      <text:p text:style-name="P2">FULL DATASET</text:p>
      <text:p text:style-name="P3">C value equal to: <text:s/>0.6</text:p>
      <text:p text:style-name="P3">LINEAR KERNEL TYPE</text:p>
      <text:p text:style-name="P3">Results for sliding window: 35</text:p>
      <text:p text:style-name="P3">Confusion matrix, without normalization</text:p>
      <text:p text:style-name="P3">[[15067 <text:s/>1437]</text:p>
      <text:p text:style-name="P3"><text:s/>[ 2915 <text:s/>2746]]</text:p>
      <text:p text:style-name="P3">Normalized confusion matrix</text:p>
      <text:p text:style-name="P3">[[ 0.9129302 <text:s text:c="2"/>0.0870698 ]</text:p>
      <text:p text:style-name="P3"><text:s/>[ 0.51492669 <text:s/>0.48507331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4 <text:s text:c="5"/>0.91 <text:s text:c="5"/>0.87 <text:s text:c="4"/>16504</text:p>
      <text:p text:style-name="P3">Class 1 == beta barrel <text:s text:c="6"/>0.66 <text:s text:c="5"/>0.49 <text:s text:c="5"/>0.56 <text:s text:c="5"/>5661</text:p>
      <text:p text:style-name="P3"/>
      <text:p text:style-name="P3"><text:s text:c="11"/>avg / total <text:s text:c="6"/>0.79 <text:s text:c="5"/>0.80 <text:s text:c="5"/>0.79 <text:s text:c="4"/>22165</text:p>
      <text:p text:style-name="P3"/>
      <text:p text:style-name="P3">[ 0.81100586 <text:s/>0.81998647 <text:s/>0.7972028 <text:s text:c="2"/>0.78998421 <text:s/>0.80009025]</text:p>
      <text:p text:style-name="P3">The accuracy for a sliding window of 35: 0.8037 (+/- 0.0212)</text:p>
      <text:p text:style-name="P3"/>
      <text:p text:style-name="P3"/>
      <text:p text:style-name="P3"/>
      <text:p text:style-name="P3">C value equal to: <text:s/>0.8</text:p>
      <text:p text:style-name="P3">LINEAR KERNEL TYPE</text:p>
      <text:p text:style-name="P3">Results for sliding window: 35</text:p>
      <text:p text:style-name="P3">Confusion matrix, without normalization</text:p>
      <text:p text:style-name="P3">[[15057 <text:s/>1447]</text:p>
      <text:p text:style-name="P3"><text:s/>[ 2908 <text:s/>2753]]</text:p>
      <text:p text:style-name="P3">Normalized confusion matrix</text:p>
      <text:p text:style-name="P3">[[ 0.91232429 <text:s/>0.08767571]</text:p>
      <text:p text:style-name="P3"><text:s/>[ 0.51369016 <text:s/>0.48630984]]</text:p>
      <text:p text:style-name="P3"><text:s text:c="24"/>precision <text:s text:c="3"/>recall <text:s/>f1-score <text:s text:c="2"/>support</text:p>
      <text:p text:style-name="P3"><text:soft-page-break/></text:p>
      <text:p text:style-name="P3"><text:s text:c="3"/>Class 0 == globular <text:s text:c="6"/>0.84 <text:s text:c="5"/>0.91 <text:s text:c="5"/>0.87 <text:s text:c="4"/>16504</text:p>
      <text:p text:style-name="P3">Class 1 == beta barrel <text:s text:c="6"/>0.66 <text:s text:c="5"/>0.49 <text:s text:c="5"/>0.56 <text:s text:c="5"/>5661</text:p>
      <text:p text:style-name="P3"/>
      <text:p text:style-name="P3"><text:s text:c="11"/>avg / total <text:s text:c="6"/>0.79 <text:s text:c="5"/>0.80 <text:s text:c="5"/>0.79 <text:s text:c="4"/>22165</text:p>
      <text:p text:style-name="P3"/>
      <text:p text:style-name="P3">[ 0.81010374 <text:s/>0.81885856 <text:s/>0.7983307 <text:s text:c="2"/>0.78930747 <text:s/>0.80099278]</text:p>
      <text:p text:style-name="P3">The accuracy for a sliding window of 35: 0.8035 (+/- 0.0203)</text:p>
      <text:p text:style-name="P3"/>
      <text:p text:style-name="P3"/>
      <text:p text:style-name="P3"/>
      <text:p text:style-name="P3">C value equal to: <text:s/>0.9</text:p>
      <text:p text:style-name="P3">LINEAR KERNEL TYPE</text:p>
      <text:p text:style-name="P3">Results for sliding window: 35</text:p>
      <text:p text:style-name="P3">Confusion matrix, without normalization</text:p>
      <text:p text:style-name="P3">[[15059 <text:s/>1445]</text:p>
      <text:p text:style-name="P3"><text:s/>[ 2901 <text:s/>2760]]</text:p>
      <text:p text:style-name="P3">Normalized confusion matrix</text:p>
      <text:p text:style-name="P3">[[ 0.91244547 <text:s/>0.08755453]</text:p>
      <text:p text:style-name="P3"><text:s/>[ 0.51245363 <text:s/>0.4875463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4 <text:s text:c="5"/>0.91 <text:s text:c="5"/>0.87 <text:s text:c="4"/>16504</text:p>
      <text:p text:style-name="P3">Class 1 == beta barrel <text:s text:c="6"/>0.66 <text:s text:c="5"/>0.49 <text:s text:c="5"/>0.56 <text:s text:c="5"/>5661</text:p>
      <text:p text:style-name="P3"/>
      <text:p text:style-name="P3"><text:s text:c="11"/>avg / total <text:s text:c="6"/>0.79 <text:s text:c="5"/>0.80 <text:s text:c="5"/>0.79 <text:s text:c="4"/>22165</text:p>
      <text:p text:style-name="P3"/>
      <text:p text:style-name="P3">[ 0.81123139 <text:s/>0.81998647 <text:s/>0.79742838 <text:s/>0.79020979 <text:s/>0.80076715]</text:p>
      <text:p text:style-name="P3">The accuracy for a sliding window of 35: 0.8039 (+/- 0.0210)</text:p>
      <text:p text:style-name="P3"/>
      <text:p text:style-name="P3"/>
      <text:p text:style-name="P3"/>
      <text:p text:style-name="P3">C value equal to: <text:s/>1</text:p>
      <text:p text:style-name="P3">LINEAR KERNEL TYPE</text:p>
      <text:p text:style-name="P3">Results for sliding window: 35</text:p>
      <text:p text:style-name="P3">Confusion matrix, without normalization</text:p>
      <text:p text:style-name="P3">[[15054 <text:s/>1450]</text:p>
      <text:p text:style-name="P3"><text:s/>[ 2891 <text:s/>2770]]</text:p>
      <text:p text:style-name="P3">Normalized confusion matrix</text:p>
      <text:p text:style-name="P3">[[ 0.91214251 <text:s/>0.08785749]</text:p>
      <text:p text:style-name="P3"><text:s/>[ 0.51068716 <text:s/>0.4893128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4 <text:s text:c="5"/>0.91 <text:s text:c="5"/>0.87 <text:s text:c="4"/>16504</text:p>
      <text:p text:style-name="P3">Class 1 == beta barrel <text:s text:c="6"/>0.66 <text:s text:c="5"/>0.49 <text:s text:c="5"/>0.56 <text:s text:c="5"/>5661</text:p>
      <text:p text:style-name="P3"/>
      <text:p text:style-name="P3"><text:s text:c="11"/>avg / total <text:s text:c="6"/>0.79 <text:s text:c="5"/>0.80 <text:s text:c="5"/>0.79 <text:s text:c="4"/>22165</text:p>
      <text:p text:style-name="P3"/>
      <text:p text:style-name="P3">[ 0.81213351 <text:s/>0.82066321 <text:s/>0.79652605 <text:s/>0.79020979 <text:s/>0.80121841]</text:p>
      <text:p text:style-name="P3"><text:soft-page-break/>The accuracy for a sliding window of 35: 0.8042 (+/- 0.0219)</text:p>
      <text:p text:style-name="P3"/>
      <text:p text:style-name="P3"/>
      <text:p text:style-name="P3"/>
      <text:p text:style-name="P3">Total Running Time: 1:12:45.761707</text:p>
      <text:p text:style-name="P3">Training done! By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08:50:11.822345213</meta:creation-date>
    <dc:date>2018-03-13T08:57:17.083039935</dc:date>
    <meta:editing-duration>PT7M5S</meta:editing-duration>
    <meta:editing-cycles>1</meta:editing-cycles>
    <meta:document-statistic meta:table-count="0" meta:image-count="0" meta:object-count="0" meta:page-count="4" meta:paragraph-count="115" meta:word-count="564" meta:character-count="4360" meta:non-whitespace-character-count="3089"/>
    <meta:generator>LibreOffice/5.1.6.2$Linux_X86_64 LibreOffice_project/10m0$Build-2</meta:generator>
  </office:meta>
</office:document-meta>
</file>